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ot.getIm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.getMedi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.setMedia( Entity medi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FieldTest3.test_type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ot.setImages( List &lt; Image &gt; im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